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Pictures/10000000000000EE000000F6C44EE080F1C92264.png" manifest:media-type="image/png"/>
  <manifest:file-entry manifest:full-path="Pictures/10000000000001C20000023B74210CE2EFFA362A.png" manifest:media-type="image/png"/>
  <manifest:file-entry manifest:full-path="Pictures/1000000000000296000001C86963F5F51ADF47E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style:paragraph-properties fo:text-align="center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fo:color="#ffff99" style:font-name="標楷體2" fo:font-size="24pt" style:font-name-asian="標楷體2" style:font-size-asian="24pt" style:font-size-complex="24pt"/>
    </style:style>
    <style:style style:name="T3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29cm" presentation:class="subtitle" presentation:user-transformed="true">
          <draw:text-box>
            <text:p text:style-name="P1"><text:span text:style-name="T1">給兒子們的一封信</text:span></text:p>
            <text:p text:style-name="P1"><text:span text:style-name="T1"><text:line-break/></text:span><text:span text:style-name="T1">《關於學習的那些事情》</text:span></text:p>
            <text:p text:style-name="P1"><text:span text:style-name="T1"/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8</text:span><text:span text:style-name="T2">月</text:span><text:span text:style-name="T2">20</text:span><text:span text:style-name="T2">日</text:span></text:p>
          </draw:text-box>
        </draw:frame>
        <draw:frame draw:style-name="gr1" draw:text-style-name="P3" draw:layer="layout" svg:width="16cm" svg:height="3.4cm" svg:x="0.6cm" svg:y="2.4cm">
          <draw:text-box>
            <text:p><text:span text:style-name="T3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i!兩位兒子 <text:s/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今天、我又想寫信給你們了！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今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哥哥到《國中》註冊，並且領取課本的時候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讓我想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自己悲慘的國中生活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就是34年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民國71年的時候</text:p>
              </text:list-item>
              <text:list-item>
                <text:p>我進入了國中一年級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還開開心心的進學校！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過了不久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就發現一件事！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的國中生活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是天堂</text:p>
              </text:list-item>
              <text:list-item>
                <text:p>反而比較像地獄！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校規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所有的男生，都要理《三分頭》</text:span></text:p>
              </text:list-item>
              <text:list-item>
                <text:p><text:span text:style-name="T5">女生的頭髮，則不可以超過耳朵下一公分。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阿！甚麼是三分頭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喔！那個三分頭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基本上就是光頭的意思</text:span></text:p>
              </text:list-item>
              <text:list-item>
                <text:p><text:span text:style-name="T5">只是還可以看到一點點黑色的突出物而已。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16.4cm" svg:height="3.506cm" svg:x="1.4cm" svg:y="0.837cm" presentation:class="title" presentation:user-transformed="true">
          <draw:text-box>
            <text:p>我的頭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長得很奇怪<text:line-break/></text:p>
              </text:list-item>
              <text:list-item>
                <text:p>基本上很像厚頭龍</text:p>
              </text:list-item>
            </text:list>
          </draw:text-box>
        </draw:frame>
        <draw:frame draw:style-name="gr5" draw:text-style-name="P8" draw:layer="layout" svg:width="8.706cm" svg:height="9cm" svg:x="18.294cm" svg:y="1.2cm">
          <draw:image xlink:href="Pictures/10000000000000EE000000F6C44EE080F1C92264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在小學有頭髮的時候</text:p>
              </text:list-item>
              <text:list-item>
                <text:p>還算是蠻帥的！</text:p>
              </text:list-item>
            </text:list>
          </draw:text-box>
        </draw:frame>
        <draw:frame draw:style-name="gr5" draw:text-style-name="P8" draw:layer="layout" svg:width="8.594cm" svg:height="10.907cm" svg:x="18.005cm" svg:y="8.8cm">
          <draw:image xlink:href="Pictures/10000000000001C20000023B74210CE2EFFA362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中學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變成了這個樣子！</text:p>
              </text:list-item>
            </text:list>
          </draw:text-box>
        </draw:frame>
        <draw:frame draw:style-name="gr5" draw:text-style-name="P8" draw:layer="layout" svg:width="16.2cm" svg:height="11.158cm" svg:x="6cm" svg:y="8.842cm">
          <draw:image xlink:href="Pictures/1000000000000296000001C86963F5F51ADF47E6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不過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這還不是最難接受的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難接受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的國中生活，被分到了</text:span><text:span text:style-name="T7">A</text:span><text:span text:style-name="T7">段班！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分到A段班會怎樣？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分到A段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代表智力測驗的成績還算好</text:p>
              </text:list-item>
              <text:list-item>
                <text:p>所以被分發到升學班！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智力測驗成績較差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可能會被分到B段班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分到B段班會怎樣？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分到B段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代表不是升學班</text:p>
              </text:list-item>
              <text:list-item>
                <text:p>那種班俗稱《放牛班》！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分到</text:span><text:span text:style-name="T5">A</text:span><text:span text:style-name="T5">段班應該很好，不是嗎？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表面上看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好像是這樣的！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對一個國中生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卻是個悲慘的開始！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A段班的生活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就是每天《考試、考試、考試》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成績太低要被打</text:p>
              </text:list-item>
              <text:list-item>
                <text:p>成績退步也要打<text:line-break/>退步一分要打一下！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一年級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每天大概要考三次</text:p>
                <text:p/>
                <text:p/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到了三年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每天差不多要考七次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國三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A段班的體育課和音樂課<text:line-break/>通通都變成了數學和英文課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而B段班的數學和英文課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通通都變成了體育課！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在我們國中的年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學生直接被分成兩群</text:p>
              </text:list-item>
              <text:list-item>
                <text:p>要升學的和不升學的！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個教育體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就是用《上大學》在獎勵那些學生！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有考高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國家才會讓你上大學！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在那個年代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上了好的高中和大學</text:p>
              </text:list-item>
              <text:list-item>
                <text:p>通常就會有好的工作！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那些沒考上好學校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通常就只好去做工！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覺得做工挺好的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很多工作都需要專業的技能！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的教育體制，通常會獎勵我們這些上大學的人！</text:span></text:p>
              </text:list-item>
              <text:list-item>
                <text:p><text:span text:style-name="T7">而我們的父母，則認為做工很辛苦，希望我們不要去做工！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屬於那種《預設不會去做工》的學生！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我需要做的、就是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念書</text:p>
              </text:list-item>
              <text:list-item>
                <text:p>背書</text:p>
              </text:list-item>
              <text:list-item>
                <text:p>考試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彷彿好像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只要我能考高分</text:p>
              </text:list-item>
              <text:list-item>
                <text:p>我就真的學會了那些知識！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、我真的學會了嗎？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自己都很懷疑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者應該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只是會考試而已！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考試和真正學會之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還有很大一段距離！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當年所學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就是會背、會算、會寫答案！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但是、對於課本以外的知識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特別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關於實務操作的那些部分</text:p>
              </text:list-item>
              <text:list-item>
                <text:p>我們根本是一片空白！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今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哥哥也上國中了！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告訴你們的事情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並不是甚麼重要的學問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是想告訴你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不要把所有的力氣投入在考試上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不要太過在意成績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你有興趣的領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妨多多進行探索！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算那個領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是考試的重點</text:p>
              </text:list-item>
              <text:list-item>
                <text:p>甚至學校根本就沒有教！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都沒有關係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人生很長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們有很多時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可以好好的學習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好的探索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好的生活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建議你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可以把課本當小說來讀！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們這幾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都已經閱讀了好幾百本小說！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有時一天可以看上七八本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如果你把課本當小說看！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一學期的課本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可能一個星期就看完了！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樣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剩下的時間要幹嘛呢？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的建議是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廣泛的閱讀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保持你的好奇心！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你有興趣的領域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持續進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閱讀、思考、實驗、實作</text:p>
                <text:p/>
              </text:list-item>
              <text:list-item>
                <text:p>這些探索行為！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當你學習《自然與生活科技》，像是《物理、化學、生物》等等領域的時候！</text:span>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除了閱讀課本之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應該要好好觀察這個世界</text:p>
              </text:list-item>
              <text:list-item>
                <text:p>然後思考這些課程到底試圖表達些甚麼？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個自然科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就是人類為了理解世界所進行的一系列探索！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怎麼知道這些探索的結果，也就是課本上的那些知識是正確的呢？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還蠻難回答的！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如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真的要用很簡短的語言回答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答案可能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並不完全知道，這些知識是否正確！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些知識在反覆的實驗之下，沒有發現明顯的錯誤！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驗的結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基本上符合理論的描述！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有一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發現實驗結果和理論不一致！</text:span></text:p>
              </text:list-item>
              <text:list-item>
                <text:p><text:span text:style-name="T7">而且經過反覆地確認，都認為實驗並沒有問題。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、恭喜你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你很可能已經找到了一個</text:p>
              </text:list-item>
              <text:list-item>
                <text:p>創建新理論的契機！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多諾貝爾獎得主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都是這樣誕生的！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除了念書以外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能夠動手實驗與實作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非常重要的一件事情！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科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最終的檢驗者，就是這個世界！</text:span>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如果你對理論沒有很大的興趣！</text:span></text:p>
              </text:list-item>
              <text:list-item>
                <text:p><text:span text:style-name="T5">其實不需要《立志當科學家》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進行實驗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經常是科學家做的事情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改造世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則常常是工程師想做的事情！</text:span>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自然和理化這些課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除了用來進行科學探索之外</text:p>
              </text:list-item>
              <text:list-item>
                <text:p>在工程上面也非常有用！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如果你對建築或機械領域有興趣</text:span></text:p>
              </text:list-item>
              <text:list-item>
                <text:p><text:span text:style-name="T7">那麼國中所學到的牛頓運動定律</text:span><text:span text:style-name="T7"><text:line-break/></text:span><text:span text:style-name="T7">就會是很重要的基礎！</text:span></text:p>
              </text:list-item>
            </text:list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如果你對電子電機有興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麼電磁學裡的馬克士威方程組，就非常的有價值！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如果你對電腦程式有興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麼基本數學的概念是很有幫助的！</text:p>
              </text:list-item>
            </text:list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們還很年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未來還很長！</text:p>
              </text:list-item>
            </text:list>
          </draw:text-box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你們有充足的時間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對各個領域進行探索！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你們可以深入探索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也可以淺嚐即止！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這端看你們的興趣與志向而定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你們不一定要念大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甚至不一定要念高中！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如果你真的知道自己想學甚麼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也可以考慮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採用《實驗教育》的方式，自己安排學習的進度！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我念國中的那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還沒有《實驗教育》這種制度！</text:span>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當年的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其實也不知道該怎麼學習！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知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每天都要考試、考試、考試！</text:span>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如果還能選擇一次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很可能會對老師說<text:line-break/></text:p>
                <text:p/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讀書並不是為了考高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我會和老師溝通</text:span></text:p>
              </text:list-item>
              <text:list-item>
                <text:p><text:span text:style-name="T5">告訴他們我的學習方向與方法</text:span>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如果老師們能認同這樣的方式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學校體制也能允許的話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我還是會去上學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否則的話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許我就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考慮採用自學的方式</text:p>
              </text:list-item>
              <text:list-item>
                <text:p>填寫並申請《實驗教育》！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要能自學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是建立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們能自己安排學習方向的情況之下！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這並不是一件簡單的事情！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弟弟在四年級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曾經在家自學了一年！</text:p>
              </text:list-item>
            </text:list>
          </draw:text-box>
        </draw:fram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一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很放任他！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弟弟不想學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也不會勉強他！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弟弟除了看小說之外，就是在用電腦或打電動！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自學方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想是有很大改進空間的！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校教的那些知識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其實是整個人類文明幾千年來所累積下來的成果！</text:p>
              </text:list-item>
            </text:list>
          </draw:text-box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些知識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非常很有價值的！</text:p>
              </text:list-item>
            </text:list>
          </draw:text-box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但是不管那些知識多有價值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必須要硬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才能夠進入你的腦袋的話！</text:p>
              </text:list-item>
            </text:list>
          </draw:text-box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我想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些知識不要也罷！</text:p>
              </text:list-item>
            </text:list>
          </draw:text-box>
        </draw:frame>
        <anim:par presentation:node-type="timing-root">
          <anim:par smil:begin="id1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認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學習最重要的一件事情</text:p>
              </text:list-item>
              <text:list-item>
                <text:p>是要有動機！</text:p>
              </text:list-item>
            </text:list>
          </draw:text-box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這些動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常常不會憑空產生！</text:p>
              </text:list-item>
            </text:list>
          </draw:text-box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只要你心理不去排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而且花時間去接觸</text:p>
              </text:list-item>
              <text:list-item>
                <text:p>我想慢慢地就能夠欣賞這些知識的美妙之處！</text:p>
              </text:list-item>
            </text:list>
          </draw:text-box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樣的學習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想會比硬塞式的學習更有效！</text:span></text:p>
              </text:list-item>
            </text:list>
          </draw:text-box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就是我今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想要告訴你們的事情！</text:p>
              </text:list-item>
            </text:list>
          </draw:text-box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好愛你們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不希望你們和我當初一樣</text:p>
              </text:list-item>
            </text:list>
          </draw:text-box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被考試逼著學習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希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們有一天，能夠體會到學習的樂趣！</text:p>
              </text:list-item>
            </text:list>
          </draw:text-box>
        </draw:frame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從學習樂趣中得到的知識</text:p>
              </text:list-item>
              <text:list-item>
                <text:p>我想就會是非常珍貴的了！</text:p>
              </text:list-item>
            </text:list>
          </draw:text-box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晚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的寶貝們！</text:p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8-20T12:45:52.088000000</dc:date>
    <meta:editing-duration>P2DT8H24M31S</meta:editing-duration>
    <meta:editing-cycles>566</meta:editing-cycles>
    <meta:generator>LibreOffice/5.0.6.3$Windows_x86 LibreOffice_project/490fc03b25318460cfc54456516ea2519c11d1aa</meta:generator>
    <meta:document-statistic meta:object-count="569"/>
  </office:meta>
</office:document-meta>
</file>